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5633"/>
    </style:style>
    <style:style style:name="P2" style:family="paragraph" style:parent-style-name="Standard">
      <style:text-properties officeooo:paragraph-rsid="0008f5fb"/>
    </style:style>
    <style:style style:name="P3" style:family="paragraph" style:parent-style-name="Standard">
      <style:text-properties style:text-underline-style="solid" style:text-underline-width="auto" style:text-underline-color="font-color" officeooo:rsid="000b6dbf" officeooo:paragraph-rsid="000b6dbf"/>
    </style:style>
    <style:style style:name="P4" style:family="paragraph" style:parent-style-name="Standard">
      <style:text-properties style:text-underline-style="solid" style:text-underline-width="auto" style:text-underline-color="font-color" officeooo:rsid="000a4f5f" officeooo:paragraph-rsid="0008f5fb"/>
    </style:style>
    <style:style style:name="P5" style:family="paragraph" style:parent-style-name="Standard">
      <style:text-properties style:text-underline-style="none" officeooo:rsid="000a7582" officeooo:paragraph-rsid="000b6dbf"/>
    </style:style>
    <style:style style:name="P6" style:family="paragraph" style:parent-style-name="Standard">
      <style:text-properties style:text-underline-style="none" officeooo:rsid="000a7582" officeooo:paragraph-rsid="0008f5fb"/>
    </style:style>
    <style:style style:name="P7" style:family="paragraph" style:parent-style-name="Standard">
      <style:text-properties style:text-underline-style="none" officeooo:paragraph-rsid="000b6dbf"/>
    </style:style>
    <style:style style:name="P8" style:family="paragraph" style:parent-style-name="Standard">
      <style:text-properties style:text-underline-style="none" officeooo:rsid="000b6dbf" officeooo:paragraph-rsid="0008f5fb"/>
    </style:style>
    <style:style style:name="P9" style:family="paragraph" style:parent-style-name="Standard">
      <style:text-properties style:text-underline-style="none" officeooo:rsid="000d1be0" officeooo:paragraph-rsid="000d1be0"/>
    </style:style>
    <style:style style:name="P10" style:family="paragraph" style:parent-style-name="Standard">
      <style:text-properties officeooo:paragraph-rsid="000d1be0"/>
    </style:style>
    <style:style style:name="P11" style:family="paragraph" style:parent-style-name="Standard">
      <style:text-properties officeooo:rsid="000d62b8" officeooo:paragraph-rsid="000d62b8"/>
    </style:style>
    <style:style style:name="P12" style:family="paragraph" style:parent-style-name="Standard">
      <style:text-properties officeooo:rsid="000ec85b" officeooo:paragraph-rsid="000ec85b"/>
    </style:style>
    <style:style style:name="P13" style:family="paragraph" style:parent-style-name="Standard">
      <style:text-properties officeooo:rsid="000ec85b" officeooo:paragraph-rsid="00105f41"/>
    </style:style>
    <style:style style:name="P14" style:family="paragraph" style:parent-style-name="Standard">
      <style:text-properties officeooo:paragraph-rsid="000ec85b"/>
    </style:style>
    <style:style style:name="P15" style:family="paragraph" style:parent-style-name="Standard">
      <style:text-properties officeooo:paragraph-rsid="00105f41"/>
    </style:style>
    <style:style style:name="P16" style:family="paragraph" style:parent-style-name="Standard">
      <style:text-properties officeooo:rsid="0014164e" officeooo:paragraph-rsid="0014164e"/>
    </style:style>
    <style:style style:name="P17" style:family="paragraph" style:parent-style-name="Standard">
      <style:text-properties officeooo:rsid="00159462" officeooo:paragraph-rsid="00159462"/>
    </style:style>
    <style:style style:name="P18" style:family="paragraph" style:parent-style-name="Standard">
      <style:text-properties officeooo:rsid="001baa4b" officeooo:paragraph-rsid="001baa4b"/>
    </style:style>
    <style:style style:name="P19" style:family="paragraph" style:parent-style-name="Standard">
      <style:paragraph-properties>
        <style:tab-stops>
          <style:tab-stop style:position="1.535cm"/>
        </style:tab-stops>
      </style:paragraph-properties>
      <style:text-properties officeooo:rsid="001baa4b" officeooo:paragraph-rsid="0027da14"/>
    </style:style>
    <style:style style:name="P20" style:family="paragraph" style:parent-style-name="Standard">
      <style:text-properties officeooo:rsid="00204278" officeooo:paragraph-rsid="00204278"/>
    </style:style>
    <style:style style:name="P21" style:family="paragraph" style:parent-style-name="Standard">
      <style:paragraph-properties>
        <style:tab-stops>
          <style:tab-stop style:position="1.535cm"/>
        </style:tab-stops>
      </style:paragraph-properties>
      <style:text-properties officeooo:rsid="002b6598" officeooo:paragraph-rsid="002b6598"/>
    </style:style>
    <style:style style:name="P22" style:family="paragraph" style:parent-style-name="Standard">
      <style:paragraph-properties>
        <style:tab-stops>
          <style:tab-stop style:position="1.535cm"/>
        </style:tab-stops>
      </style:paragraph-properties>
      <style:text-properties officeooo:rsid="002be0b4" officeooo:paragraph-rsid="002c8849"/>
    </style:style>
    <style:style style:name="P23" style:family="paragraph" style:parent-style-name="Standard">
      <style:paragraph-properties>
        <style:tab-stops>
          <style:tab-stop style:position="1.535cm"/>
        </style:tab-stops>
      </style:paragraph-properties>
      <style:text-properties officeooo:rsid="002c8849" officeooo:paragraph-rsid="002c8849"/>
    </style:style>
    <style:style style:name="P24" style:family="paragraph" style:parent-style-name="Standard">
      <style:paragraph-properties>
        <style:tab-stops>
          <style:tab-stop style:position="1.535cm"/>
        </style:tab-stops>
      </style:paragraph-properties>
      <style:text-properties officeooo:rsid="002d53cf" officeooo:paragraph-rsid="002d53cf"/>
    </style:style>
    <style:style style:name="P25" style:family="paragraph" style:parent-style-name="Standard">
      <style:paragraph-properties>
        <style:tab-stops>
          <style:tab-stop style:position="1.535cm"/>
        </style:tab-stops>
      </style:paragraph-properties>
      <style:text-properties officeooo:rsid="00334c71" officeooo:paragraph-rsid="00334c71"/>
    </style:style>
    <style:style style:name="P26" style:family="paragraph" style:parent-style-name="Standard">
      <style:paragraph-properties>
        <style:tab-stops>
          <style:tab-stop style:position="1.535cm"/>
        </style:tab-stops>
      </style:paragraph-properties>
      <style:text-properties officeooo:rsid="003452a3" officeooo:paragraph-rsid="00334c71"/>
    </style:style>
    <style:style style:name="P27" style:family="paragraph" style:parent-style-name="Standard">
      <style:paragraph-properties>
        <style:tab-stops>
          <style:tab-stop style:position="1.535cm"/>
        </style:tab-stops>
      </style:paragraph-properties>
      <style:text-properties officeooo:rsid="003a2d10" officeooo:paragraph-rsid="003a2d10"/>
    </style:style>
    <style:style style:name="P28" style:family="paragraph" style:parent-style-name="Standard">
      <style:paragraph-properties>
        <style:tab-stops>
          <style:tab-stop style:position="1.535cm"/>
        </style:tab-stops>
      </style:paragraph-properties>
      <style:text-properties officeooo:rsid="003c66c9" officeooo:paragraph-rsid="003c66c9"/>
    </style:style>
    <style:style style:name="P29" style:family="paragraph" style:parent-style-name="Standard">
      <style:paragraph-properties>
        <style:tab-stops>
          <style:tab-stop style:position="1.535cm"/>
        </style:tab-stops>
      </style:paragraph-properties>
      <style:text-properties officeooo:rsid="003e4d8b" officeooo:paragraph-rsid="003e4d8b"/>
    </style:style>
    <style:style style:name="P30" style:family="paragraph" style:parent-style-name="Standard">
      <style:paragraph-properties>
        <style:tab-stops>
          <style:tab-stop style:position="1.535cm"/>
        </style:tab-stops>
      </style:paragraph-properties>
      <style:text-properties officeooo:rsid="003e4d8b" officeooo:paragraph-rsid="004e3c5b"/>
    </style:style>
    <style:style style:name="P31" style:family="paragraph" style:parent-style-name="Standard">
      <style:paragraph-properties>
        <style:tab-stops>
          <style:tab-stop style:position="1.535cm"/>
        </style:tab-stops>
      </style:paragraph-properties>
      <style:text-properties officeooo:rsid="004e8ceb" officeooo:paragraph-rsid="004e8ceb"/>
    </style:style>
    <style:style style:name="P32" style:family="paragraph" style:parent-style-name="Standard">
      <style:paragraph-properties>
        <style:tab-stops>
          <style:tab-stop style:position="1.535cm"/>
        </style:tab-stops>
      </style:paragraph-properties>
      <style:text-properties officeooo:rsid="00520ef6" officeooo:paragraph-rsid="00520ef6"/>
    </style:style>
    <style:style style:name="P33" style:family="paragraph" style:parent-style-name="Standard">
      <style:paragraph-properties>
        <style:tab-stops>
          <style:tab-stop style:position="1.535cm"/>
        </style:tab-stops>
      </style:paragraph-properties>
      <style:text-properties officeooo:rsid="00529bd4" officeooo:paragraph-rsid="00529bd4"/>
    </style:style>
    <style:style style:name="P34" style:family="paragraph" style:parent-style-name="Standard">
      <style:paragraph-properties>
        <style:tab-stops>
          <style:tab-stop style:position="1.535cm"/>
        </style:tab-stops>
      </style:paragraph-properties>
      <style:text-properties officeooo:rsid="0052e01b" officeooo:paragraph-rsid="0052e01b"/>
    </style:style>
    <style:style style:name="P35" style:family="paragraph" style:parent-style-name="Standard">
      <style:paragraph-properties>
        <style:tab-stops>
          <style:tab-stop style:position="1.535cm"/>
        </style:tab-stops>
      </style:paragraph-properties>
      <style:text-properties officeooo:rsid="005553c3" officeooo:paragraph-rsid="005553c3"/>
    </style:style>
    <style:style style:name="P36" style:family="paragraph" style:parent-style-name="Standard" style:list-style-name="L1">
      <style:text-properties officeooo:paragraph-rsid="00005b3c"/>
    </style:style>
    <style:style style:name="P37" style:family="paragraph" style:parent-style-name="Standard" style:list-style-name="L2">
      <style:text-properties officeooo:paragraph-rsid="00005b3c"/>
    </style:style>
    <style:style style:name="P38" style:family="paragraph" style:parent-style-name="Standard" style:list-style-name="L3">
      <style:text-properties officeooo:paragraph-rsid="00005b3c"/>
    </style:style>
    <style:style style:name="P39" style:family="paragraph" style:parent-style-name="Standard" style:list-style-name="L3">
      <style:text-properties officeooo:paragraph-rsid="00065633"/>
    </style:style>
    <style:style style:name="P40" style:family="paragraph" style:parent-style-name="Standard" style:list-style-name="L4">
      <style:text-properties officeooo:paragraph-rsid="00065633"/>
    </style:style>
    <style:style style:name="P41" style:family="paragraph" style:parent-style-name="Standard" style:list-style-name="L4">
      <style:text-properties officeooo:rsid="00065633" officeooo:paragraph-rsid="00065633"/>
    </style:style>
    <style:style style:name="P42" style:family="paragraph" style:parent-style-name="Standard" style:list-style-name="L4">
      <style:text-properties officeooo:rsid="00074a16" officeooo:paragraph-rsid="00074a16"/>
    </style:style>
    <style:style style:name="P43" style:family="paragraph" style:parent-style-name="Standard" style:list-style-name="L5">
      <style:text-properties officeooo:paragraph-rsid="0008f5fb"/>
    </style:style>
    <style:style style:name="P44" style:family="paragraph" style:parent-style-name="Standard" style:list-style-name="L5">
      <style:text-properties style:text-underline-style="none" officeooo:paragraph-rsid="0008f5fb"/>
    </style:style>
    <style:style style:name="P45" style:family="paragraph" style:parent-style-name="Standard" style:list-style-name="L7">
      <style:text-properties style:text-underline-style="none" officeooo:rsid="000a7582" officeooo:paragraph-rsid="000b6dbf"/>
    </style:style>
    <style:style style:name="P46" style:family="paragraph" style:parent-style-name="Standard" style:list-style-name="L8">
      <style:text-properties style:text-underline-style="none" officeooo:rsid="000a7582" officeooo:paragraph-rsid="000b6dbf"/>
    </style:style>
    <style:style style:name="P47" style:family="paragraph" style:parent-style-name="Standard" style:list-style-name="L9">
      <style:text-properties style:text-underline-style="none" officeooo:rsid="000a7582" officeooo:paragraph-rsid="000b6dbf"/>
    </style:style>
    <style:style style:name="P48" style:family="paragraph" style:parent-style-name="Standard" style:list-style-name="L9">
      <style:text-properties style:text-underline-style="none" officeooo:paragraph-rsid="000b6dbf"/>
    </style:style>
    <style:style style:name="P49" style:family="paragraph" style:parent-style-name="Standard" style:list-style-name="L6">
      <style:text-properties style:text-underline-style="solid" style:text-underline-width="auto" style:text-underline-color="font-color" officeooo:rsid="000b6dbf" officeooo:paragraph-rsid="000b6dbf"/>
    </style:style>
    <style:style style:name="P50" style:family="paragraph" style:parent-style-name="Standard" style:list-style-name="L10">
      <style:text-properties officeooo:rsid="000d62b8" officeooo:paragraph-rsid="000d62b8"/>
    </style:style>
    <style:style style:name="P51" style:family="paragraph" style:parent-style-name="Standard" style:list-style-name="L11">
      <style:text-properties officeooo:paragraph-rsid="000d62b8"/>
    </style:style>
    <style:style style:name="P52" style:family="paragraph" style:parent-style-name="Standard" style:list-style-name="L11">
      <style:text-properties officeooo:paragraph-rsid="000ec85b"/>
    </style:style>
    <style:style style:name="P53" style:family="paragraph" style:parent-style-name="Standard" style:list-style-name="L12">
      <style:text-properties officeooo:rsid="000ec85b" officeooo:paragraph-rsid="00105f41"/>
    </style:style>
    <style:style style:name="P54" style:family="paragraph" style:parent-style-name="Standard" style:list-style-name="L13">
      <style:text-properties officeooo:paragraph-rsid="00105f41"/>
    </style:style>
    <style:style style:name="P55" style:family="paragraph" style:parent-style-name="Standard" style:list-style-name="L14">
      <style:text-properties officeooo:rsid="0014164e" officeooo:paragraph-rsid="0014164e"/>
    </style:style>
    <style:style style:name="P56" style:family="paragraph" style:parent-style-name="Standard" style:list-style-name="L14">
      <style:text-properties officeooo:rsid="00159462" officeooo:paragraph-rsid="00159462"/>
    </style:style>
    <style:style style:name="P57" style:family="paragraph" style:parent-style-name="Standard" style:list-style-name="L15">
      <style:text-properties officeooo:paragraph-rsid="001a8c94"/>
    </style:style>
    <style:style style:name="P58" style:family="paragraph" style:parent-style-name="Standard" style:list-style-name="L15">
      <style:text-properties officeooo:rsid="001a8c94" officeooo:paragraph-rsid="001a8c94"/>
    </style:style>
    <style:style style:name="P59" style:family="paragraph" style:parent-style-name="Standard" style:list-style-name="L15">
      <style:text-properties officeooo:rsid="001b9e8a" officeooo:paragraph-rsid="001b9e8a"/>
    </style:style>
    <style:style style:name="P60" style:family="paragraph" style:parent-style-name="Standard" style:list-style-name="L15">
      <style:text-properties officeooo:rsid="001baa4b" officeooo:paragraph-rsid="001baa4b"/>
    </style:style>
    <style:style style:name="P61" style:family="paragraph" style:parent-style-name="Standard" style:list-style-name="L16">
      <style:text-properties officeooo:rsid="0021cb49" officeooo:paragraph-rsid="00204278"/>
    </style:style>
    <style:style style:name="P62" style:family="paragraph" style:parent-style-name="Standard" style:list-style-name="L16">
      <style:text-properties officeooo:rsid="0025c457" officeooo:paragraph-rsid="00204278"/>
    </style:style>
    <style:style style:name="P63" style:family="paragraph" style:parent-style-name="Standard" style:list-style-name="L17">
      <style:paragraph-properties>
        <style:tab-stops>
          <style:tab-stop style:position="1.535cm"/>
        </style:tab-stops>
      </style:paragraph-properties>
      <style:text-properties officeooo:rsid="002c8849" officeooo:paragraph-rsid="002c8849"/>
    </style:style>
    <style:style style:name="P64" style:family="paragraph" style:parent-style-name="Standard" style:list-style-name="L18">
      <style:paragraph-properties>
        <style:tab-stops>
          <style:tab-stop style:position="1.535cm"/>
        </style:tab-stops>
      </style:paragraph-properties>
      <style:text-properties officeooo:rsid="003a1dc7" officeooo:paragraph-rsid="003a1dc7"/>
    </style:style>
    <style:style style:name="P65" style:family="paragraph" style:parent-style-name="Standard" style:list-style-name="L19">
      <style:paragraph-properties>
        <style:tab-stops>
          <style:tab-stop style:position="1.535cm"/>
        </style:tab-stops>
      </style:paragraph-properties>
      <style:text-properties officeooo:rsid="00515af6" officeooo:paragraph-rsid="00515af6"/>
    </style:style>
    <style:style style:name="P66" style:family="paragraph" style:parent-style-name="Standard" style:list-style-name="L20">
      <style:paragraph-properties>
        <style:tab-stops>
          <style:tab-stop style:position="1.535cm"/>
        </style:tab-stops>
      </style:paragraph-properties>
      <style:text-properties officeooo:rsid="00515af6" officeooo:paragraph-rsid="00515af6"/>
    </style:style>
    <style:style style:name="P67" style:family="paragraph" style:parent-style-name="Standard" style:list-style-name="L20">
      <style:paragraph-properties>
        <style:tab-stops>
          <style:tab-stop style:position="1.535cm"/>
        </style:tab-stops>
      </style:paragraph-properties>
      <style:text-properties officeooo:rsid="00520ef6" officeooo:paragraph-rsid="00520ef6"/>
    </style:style>
    <style:style style:name="P68" style:family="paragraph" style:parent-style-name="Standard" style:list-style-name="L22">
      <style:paragraph-properties>
        <style:tab-stops>
          <style:tab-stop style:position="1.535cm"/>
        </style:tab-stops>
      </style:paragraph-properties>
      <style:text-properties officeooo:rsid="00520ef6" officeooo:paragraph-rsid="0052e01b"/>
    </style:style>
    <style:style style:name="P69" style:family="paragraph" style:parent-style-name="Standard" style:list-style-name="L20">
      <style:paragraph-properties>
        <style:tab-stops>
          <style:tab-stop style:position="1.535cm"/>
        </style:tab-stops>
      </style:paragraph-properties>
      <style:text-properties officeooo:rsid="00529bd4" officeooo:paragraph-rsid="00529bd4"/>
    </style:style>
    <style:style style:name="P70" style:family="paragraph" style:parent-style-name="Standard" style:list-style-name="L21">
      <style:paragraph-properties>
        <style:tab-stops>
          <style:tab-stop style:position="1.535cm"/>
        </style:tab-stops>
      </style:paragraph-properties>
      <style:text-properties officeooo:rsid="00529bd4" officeooo:paragraph-rsid="00529bd4"/>
    </style:style>
    <style:style style:name="P71" style:family="paragraph" style:parent-style-name="Standard" style:list-style-name="L22">
      <style:paragraph-properties>
        <style:tab-stops>
          <style:tab-stop style:position="1.535cm"/>
        </style:tab-stops>
      </style:paragraph-properties>
      <style:text-properties officeooo:rsid="00529bd4" officeooo:paragraph-rsid="00529bd4"/>
    </style:style>
    <style:style style:name="P72" style:family="paragraph" style:parent-style-name="Standard" style:list-style-name="L22">
      <style:paragraph-properties>
        <style:tab-stops>
          <style:tab-stop style:position="1.535cm"/>
        </style:tab-stops>
      </style:paragraph-properties>
      <style:text-properties officeooo:rsid="00529bd4" officeooo:paragraph-rsid="0052e01b"/>
    </style:style>
    <style:style style:name="P73" style:family="paragraph" style:parent-style-name="Standard" style:list-style-name="L22">
      <style:paragraph-properties>
        <style:tab-stops>
          <style:tab-stop style:position="1.535cm"/>
        </style:tab-stops>
      </style:paragraph-properties>
      <style:text-properties officeooo:rsid="0052e01b" officeooo:paragraph-rsid="0052e01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4f5f"/>
    </style:style>
    <style:style style:name="T3" style:family="text">
      <style:text-properties style:text-underline-style="solid" style:text-underline-width="auto" style:text-underline-color="font-color" officeooo:rsid="000a7582"/>
    </style:style>
    <style:style style:name="T4" style:family="text">
      <style:text-properties style:text-underline-style="solid" style:text-underline-width="auto" style:text-underline-color="font-color" officeooo:rsid="001f470e"/>
    </style:style>
    <style:style style:name="T5" style:family="text">
      <style:text-properties style:text-underline-style="solid" style:text-underline-width="auto" style:text-underline-color="font-color" officeooo:rsid="0027da14"/>
    </style:style>
    <style:style style:name="T6" style:family="text">
      <style:text-properties officeooo:rsid="00005b3c"/>
    </style:style>
    <style:style style:name="T7" style:family="text">
      <style:text-properties officeooo:rsid="00023798"/>
    </style:style>
    <style:style style:name="T8" style:family="text">
      <style:text-properties officeooo:rsid="0002548f"/>
    </style:style>
    <style:style style:name="T9" style:family="text">
      <style:text-properties officeooo:rsid="00065633"/>
    </style:style>
    <style:style style:name="T10" style:family="text">
      <style:text-properties style:text-underline-style="none"/>
    </style:style>
    <style:style style:name="T11" style:family="text">
      <style:text-properties style:text-underline-style="none" officeooo:rsid="00065633"/>
    </style:style>
    <style:style style:name="T12" style:family="text">
      <style:text-properties style:text-underline-style="none" officeooo:rsid="000a4f5f"/>
    </style:style>
    <style:style style:name="T13" style:family="text">
      <style:text-properties style:text-underline-style="none" officeooo:rsid="000a7582"/>
    </style:style>
    <style:style style:name="T14" style:family="text">
      <style:text-properties style:text-underline-style="none" officeooo:rsid="000d1be0"/>
    </style:style>
    <style:style style:name="T15" style:family="text">
      <style:text-properties officeooo:rsid="0007f4d9"/>
    </style:style>
    <style:style style:name="T16" style:family="text">
      <style:text-properties officeooo:rsid="0008f5fb"/>
    </style:style>
    <style:style style:name="T17" style:family="text">
      <style:text-properties officeooo:rsid="000a7582"/>
    </style:style>
    <style:style style:name="T18" style:family="text">
      <style:text-properties officeooo:rsid="000b6dbf"/>
    </style:style>
    <style:style style:name="T19" style:family="text">
      <style:text-properties style:text-line-through-style="none" style:text-line-through-type="none" style:text-underline-style="solid" style:text-underline-width="auto" style:text-underline-color="font-color"/>
    </style:style>
    <style:style style:name="T20" style:family="text">
      <style:text-properties officeooo:rsid="000d62b8"/>
    </style:style>
    <style:style style:name="T21" style:family="text">
      <style:text-properties officeooo:rsid="000ec85b"/>
    </style:style>
    <style:style style:name="T22" style:family="text">
      <style:text-properties officeooo:rsid="00118cf6"/>
    </style:style>
    <style:style style:name="T23" style:family="text">
      <style:text-properties officeooo:rsid="001a8c94"/>
    </style:style>
    <style:style style:name="T24" style:family="text">
      <style:text-properties officeooo:rsid="001f470e"/>
    </style:style>
    <style:style style:name="T25" style:family="text">
      <style:text-properties officeooo:rsid="0021cb49"/>
    </style:style>
    <style:style style:name="T26" style:family="text">
      <style:text-properties officeooo:rsid="00249514"/>
    </style:style>
    <style:style style:name="T27" style:family="text">
      <style:text-properties officeooo:rsid="002c8849"/>
    </style:style>
    <style:style style:name="T28" style:family="text">
      <style:text-properties officeooo:rsid="002ed861"/>
    </style:style>
    <style:style style:name="T29" style:family="text">
      <style:text-properties officeooo:rsid="003452a3"/>
    </style:style>
    <style:style style:name="T30" style:family="text">
      <style:text-properties officeooo:rsid="003b02af"/>
    </style:style>
    <style:style style:name="T31" style:family="text">
      <style:text-properties officeooo:rsid="003e4d8b"/>
    </style:style>
    <style:style style:name="T32" style:family="text">
      <style:text-properties officeooo:rsid="00407010"/>
    </style:style>
    <style:style style:name="T33" style:family="text">
      <style:text-properties officeooo:rsid="00515af6"/>
    </style:style>
    <style:style style:name="T34" style:family="text">
      <style:text-properties officeooo:rsid="00529bd4"/>
    </style:style>
    <style:style style:name="T35" style:family="text">
      <style:text-properties officeooo:rsid="0052e01b"/>
    </style:style>
    <style:style style:name="T36" style:family="text">
      <style:text-properties officeooo:rsid="00577bea"/>
    </style:style>
    <style:style style:name="T37" style:family="text">
      <style:text-properties officeooo:rsid="005973a2"/>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2457780981" text:style-name="L1">
        <text:list-item>
          <text:p text:style-name="P36"><text:s/><text:span text:style-name="T1">Introduction à la sécurité sur Internet</text:span> </text:p>
        </text:list-item>
      </text:list>
      <text:list xml:id="list1825332808" text:style-name="L2">
        <text:list-header>
          <text:p text:style-name="P37"><text:span text:style-name="T6">1-1. T</text:span>rois articles qui parlent de sécurité sur internet :</text:p>
        </text:list-header>
      </text:list>
      <text:list xml:id="list215902133" text:style-name="L3">
        <text:list-item>
          <text:p text:style-name="P38">Article 1 : <text:a xlink:type="simple" xlink:href="https://www.economie.gouv.fr/particuliers/comment-assurer-securite-numerique" text:style-name="Internet_20_link" text:visited-style-name="Visited_20_Internet_20_Link"><text:span text:style-name="T8">Economie.gouv-Comment assurer votre sécurité numérique ?</text:span></text:a></text:p>
        </text:list-item>
        <text:list-item>
          <text:p text:style-name="P38"><text:span text:style-name="T6">Article 2 : </text:span><text:a xlink:type="simple" xlink:href="https://www.wesur.fr/guides/piratage-informatique" text:style-name="Internet_20_link" text:visited-style-name="Visited_20_Internet_20_Link"><text:span text:style-name="T6"><text:s/>www.wesur.fr-Piratage Informatique : Quelles protections ?</text:span></text:a></text:p>
        </text:list-item>
        <text:list-item>
          <text:p text:style-name="P39"><text:span text:style-name="T7">Article 3 :</text:span><text:a xlink:type="simple" xlink:href="https://www.ssi.gouv.fr/entreprise/precautions-elementaires/dix-regles-de-base/" text:style-name="Internet_20_link" text:visited-style-name="Visited_20_Internet_20_Link"><text:span text:style-name="T7">ANSSI-DIX RÈGLES D’OR PRÉVENTIVES</text:span></text:a> </text:p>
        </text:list-item>
      </text:list>
      <text:p text:style-name="P1"/>
      <text:p text:style-name="P1"><text:span text:style-name="T9"><text:s text:c="6"/>2</text:span><text:span text:style-name="T11">. <text:s/></text:span><text:span text:style-name="T1">Créer des mots de passe forts</text:span></text:p>
      <text:p text:style-name="P1"/>
      <text:list xml:id="list1115343019" text:style-name="L4">
        <text:list-item>
          <text:p text:style-name="P40">Accè<text:span text:style-name="T9">s</text:span> au site de LastPass avec <text:a xlink:type="simple" xlink:href="https://lastpass.com/create-account.php" text:style-name="Internet_20_link" text:visited-style-name="Visited_20_Internet_20_Link">ce lien </text:a><text:s/><text:span text:style-name="T9">OK</text:span></text:p>
        </text:list-item>
        <text:list-item>
          <text:p text:style-name="P41">Création de compte OK</text:p>
        </text:list-item>
        <text:list-item>
          <text:p text:style-name="P42">Installation de l’extension OK</text:p>
        </text:list-item>
        <text:list-item>
          <text:p text:style-name="P42">Ajout à Chrome OK</text:p>
        </text:list-item>
        <text:list-item>
          <text:p text:style-name="P42">Accès+Connexion à LastPass OK:E<text:span text:style-name="T15">pingler l’extension OK//Connexion OK</text:span></text:p>
        </text:list-item>
      </text:list>
      <text:p text:style-name="P1"/>
      <text:p text:style-name="P2"><text:span text:style-name="T16"><text:s text:c="6"/>3. </text:span><text:span text:style-name="T1">Fonctionnalité de sécurité de votre navigateur</text:span></text:p>
      <text:p text:style-name="P2"><text:span text:style-name="T10"><text:s text:c="9"/></text:span><text:span text:style-name="T12">3-1. </text:span><text:span text:style-name="T13">L</text:span><text:span text:style-name="T2">es adresses internet qui te semblent provenir de sites web malveillants</text:span></text:p>
      <text:p text:style-name="P4"/>
      <text:list xml:id="list3519236631" text:style-name="L5">
        <text:list-item>
          <text:p text:style-name="P44">www.morvel.com : un dérivé de www.marvel.com, le site web officiel de l’univers Marvel </text:p>
        </text:list-item>
        <text:list-item>
          <text:p text:style-name="P44">www.fessebook.com : un dérivé de www.facebook.com, le plus grand réseau social du monde </text:p>
        </text:list-item>
        <text:list-item>
          <text:p text:style-name="P44">www.instagam.com : un dérivé de www.instagram.com, un autre réseau social très utilisé </text:p>
        </text:list-item>
        <text:list-item>
          <text:p text:style-name="P43"><text:span text:style-name="T10">www.ironman.com : </text:span><text:span text:style-name="T13">Le site est notifié comme non sécurisé par le navigateur</text:span></text:p>
        </text:list-item>
      </text:list>
      <text:p text:style-name="P6"/>
      <text:p text:style-name="P2"><text:span text:style-name="T13"><text:s text:c="9"/>3-2. </text:span><text:span text:style-name="T3">Vérifier si Chrome et Firefox sont à jour </text:span><text:span text:style-name="T13">:</text:span></text:p>
      <text:p text:style-name="P8"/>
      <text:list xml:id="list417663924" text:style-name="L6">
        <text:list-item>
          <text:p text:style-name="P49"><text:span text:style-name="T17">P</text:span>our Chrome</text:p>
        </text:list-item>
      </text:list>
      <text:p text:style-name="P3"/>
      <text:list xml:id="list906197719" text:style-name="L7">
        <text:list-item>
          <text:list>
            <text:list-item>
              <text:p text:style-name="P45">Ouvre le menu du navigateur et accède aux “Paramètres” <text:span text:style-name="T18">OK</text:span></text:p>
            </text:list-item>
            <text:list-item>
              <text:p text:style-name="P45">Clic sur la rubrique “A propose de Chrome” <text:span text:style-name="T18">OK</text:span></text:p>
            </text:list-item>
            <text:list-item>
              <text:p text:style-name="P45">Si tu constates le message “Chrome est à jour”, c’est <text:span text:style-name="T18">OK</text:span> </text:p>
            </text:list-item>
          </text:list>
        </text:list-item>
      </text:list>
      <text:p text:style-name="P5"/>
      <text:list xml:id="list4288532005" text:style-name="L8">
        <text:list-item>
          <text:p text:style-name="P46"><text:span text:style-name="T19">Pour Firefox</text:span> </text:p>
          <text:p text:style-name="P46"/>
        </text:list-item>
      </text:list>
      <text:list xml:id="list1099021601" text:style-name="L9">
        <text:list-item>
          <text:list>
            <text:list-item>
              <text:p text:style-name="P47">Ouvre le menu du navigateur et accède aux “Paramètres” <text:span text:style-name="T18">OK</text:span></text:p>
            </text:list-item>
            <text:list-item>
              <text:p text:style-name="P47">Dans la rubrique “Général”, fais défiler jusqu’à voir la section “Mise à jour de Firefox (astuce : tu peux également saisir dans la barre de recherche (2) “mises à jour” pour tomber directement dessus) <text:span text:style-name="T18">OK</text:span></text:p>
            </text:list-item>
            <text:list-item>
              <text:p text:style-name="P48">Vérifie que les paramètres sélectionnés sont identiques que sur la photo <text:span text:style-name="T18">OK</text:span></text:p>
            </text:list-item>
          </text:list>
        </text:list-item>
      </text:list>
      <text:p text:style-name="P7"/>
      <text:p text:style-name="P9"/>
      <text:p text:style-name="P10"><text:span text:style-name="T14"><text:s text:c="8"/>4. </text:span><text:span text:style-name="T1">Éviter le spam et le phishing</text:span> </text:p>
      <text:p text:style-name="P10"/>
      <text:list xml:id="list873253694" text:style-name="L10">
        <text:list-item>
          <text:p text:style-name="P50">Quizz sur les phishing OK</text:p>
        </text:list-item>
      </text:list>
      <text:p text:style-name="P11"/>
      <text:p text:style-name="P11"><text:s text:c="8"/>5. <text:span text:style-name="T1">Comment éviter les logiciels malveillants</text:span> </text:p>
      <text:p text:style-name="P11"/>
      <text:p text:style-name="P11"><text:a xlink:type="simple" xlink:href="https://vostfree.tv/" text:style-name="Internet_20_link" text:visited-style-name="Visited_20_Internet_20_Link">Site n°1</text:a> </text:p>
      <text:list xml:id="list3578266196" text:style-name="L11">
        <text:list-item>
          <text:p text:style-name="P51"><text:span text:style-name="T20">Indicateur de sécurité : </text:span>HTTPS</text:p>
        </text:list-item>
        <text:list-item>
          <text:p text:style-name="P52"><text:span text:style-name="T21">Analyse </text:span>Google : Aucun contenu suspect </text:p>
        </text:list-item>
      </text:list>
      <text:p text:style-name="P14"><text:soft-page-break/></text:p>
      <text:p text:style-name="P12"><text:a xlink:type="simple" xlink:href="http://www.tv5monde.com/" text:style-name="Internet_20_link" text:visited-style-name="Visited_20_Internet_20_Link">Site n°2 </text:a><text:s/></text:p>
      <text:list xml:id="list4101745795" text:style-name="L12">
        <text:list-item>
          <text:p text:style-name="P53"><text:span text:style-name="T20">Indicateur de sécurité : </text:span>HTTPS</text:p>
        </text:list-item>
        <text:list-item>
          <text:p text:style-name="P53">Analyse Google : Aucun contenu suspect</text:p>
        </text:list-item>
      </text:list>
      <text:p text:style-name="P13"/>
      <text:p text:style-name="P13"><text:a xlink:type="simple" xlink:href="http://www.baidu.com/" text:style-name="Internet_20_link" text:visited-style-name="Visited_20_Internet_20_Link">Site n°3</text:a> </text:p>
      <text:list xml:id="list3421114371" text:style-name="L13">
        <text:list-item>
          <text:p text:style-name="P54"><text:span text:style-name="T21">Indicateur de sécurité : </text:span>Not secure </text:p>
        </text:list-item>
        <text:list-item>
          <text:p text:style-name="P54">Analyse Google :<text:span text:style-name="T22">Vérifier un URL en particulier</text:span></text:p>
        </text:list-item>
      </text:list>
      <text:p text:style-name="P15"/>
      <text:p text:style-name="P15"><text:s text:c="9"/>6. <text:span text:style-name="T1">Achats en ligne sécurisés</text:span> </text:p>
      <text:p text:style-name="P15"/>
      <text:p text:style-name="P16"><text:span text:style-name="T1">Création registre d’achats</text:span> </text:p>
      <text:p text:style-name="P16"/>
      <text:list xml:id="list3406901566" text:style-name="L14">
        <text:list-item>
          <text:p text:style-name="P55">Accès boîte mail OK</text:p>
        </text:list-item>
        <text:list-item>
          <text:p text:style-name="P56">Création libellé « ACHATS » OK</text:p>
        </text:list-item>
        <text:list-item>
          <text:p text:style-name="P56">Accès gestion libellés OK</text:p>
        </text:list-item>
      </text:list>
      <text:p text:style-name="P17"/>
      <text:p text:style-name="P15"><text:s text:c="9"/>7. <text:span text:style-name="T1">Comprendre le suivi du navigateur</text:span> </text:p>
      <text:p text:style-name="P15"/>
      <text:p text:style-name="P15">Objectif : exercice présent sur la gestion des cookies et l’utilisation de la navigation privée </text:p>
      <text:p text:style-name="P15"/>
      <text:p text:style-name="P15"/>
      <text:p text:style-name="P15"><text:s text:c="10"/>8. <text:span text:style-name="T1">Principes de base de la confidentialité des médias sociaux</text:span> </text:p>
      <text:p text:style-name="P15"/>
      <text:list xml:id="list141225027" text:style-name="L15">
        <text:list-item>
          <text:p text:style-name="P58">Connexion Facebook OK</text:p>
        </text:list-item>
        <text:list-item>
          <text:p text:style-name="P57"><text:span text:style-name="T23">Accès </text:span>“Paramètres et confidentialité” <text:span text:style-name="T23">OK</text:span></text:p>
        </text:list-item>
        <text:list-item>
          <text:p text:style-name="P57"><text:span text:style-name="T23">Parcours des rubriques</text:span> “Confidentialité” et “Publications publiques” <text:s/><text:span text:style-name="T23">OK</text:span></text:p>
        </text:list-item>
        <text:list-item>
          <text:p text:style-name="P59">Personnalisation d’autres paramètres OK</text:p>
        </text:list-item>
        <text:list-item>
          <text:p text:style-name="P60">Consultation de l’onglet « Cookies » sur Facebook OK</text:p>
        </text:list-item>
      </text:list>
      <text:p text:style-name="P18"/>
      <text:p text:style-name="P18"><text:s text:c="9"/>9. <text:span text:style-name="T1">Que faire si votre ordinateur est infecté par un virus</text:span></text:p>
      <text:p text:style-name="P18"><text:s text:c="13"/><text:span text:style-name="T24">9-1. </text:span><text:span text:style-name="T4">Vérifier la sécurité des appareils</text:span><text:span text:style-name="T24"> :</text:span></text:p>
      <text:p text:style-name="P18"/>
      <text:p text:style-name="P20">Plusieurs points sont à vérifier pour s’assurer de la sécurité de nos <text:span text:style-name="T26">machines</text:span>. <text:span text:style-name="T25">Généralement, c’est les mêmes procédures sur les ordinateurs et les appareils mobiles tels que les portables et les tablettes. Ci-après des actions à mener pour vérifier si nos appareils sont sécurisés ou pas :</text:span></text:p>
      <text:p text:style-name="P20"/>
      <text:list xml:id="list3851846721" text:style-name="L16">
        <text:list-item>
          <text:p text:style-name="P61">Observer le comportement de l’appareil : Vérifier si l’ appareil concerné ne se comporte de façon inhabituelle. A savoir de gros ralentissement injustifié, des publicités intempestives, des fenêtres contextuelles suspectes, des altérations détectées sur le système(installation d’application non désirée, modification des paramètres/fichiers à notre insu), consommation inhabituelle de la batterie, de la mémoire ou de la data.</text:p>
        </text:list-item>
      </text:list>
      <text:p text:style-name="P20"/>
      <text:list xml:id="list120849350293543" text:continue-numbering="true" text:style-name="L16">
        <text:list-item>
          <text:p text:style-name="P61">Checker s’il n’y a pas d’alerte de sécurité : Des notifications sont envoyées par les antivirus, antimalwares <text:s/>ou du système lui-même en cas d ‘infection des appareils</text:p>
        </text:list-item>
      </text:list>
      <text:p text:style-name="P20"/>
      <text:list xml:id="list120851279798078" text:continue-numbering="true" text:style-name="L16">
        <text:list-item>
          <text:p text:style-name="P62">Effectuer une analyse anti-virus ou anti-malware, vérifier si aucune menace n’a été détectée</text:p>
        </text:list-item>
      </text:list>
      <text:p text:style-name="P20"/>
      <text:list xml:id="list120851105491504" text:continue-numbering="true" text:style-name="L16">
        <text:list-item>
          <text:p text:style-name="P62">Surveiller les connexions réseau et les historiques de connexion, ce afin de voir si les activités correspondent aux nôtres ou pas<text:span text:style-name="T37">(avec Wireshark par exemple)</text:span></text:p>
        </text:list-item>
      </text:list>
      <text:p text:style-name="P19"><text:soft-page-break/><text:span text:style-name="T24"><text:s text:c="16"/>9-1. </text:span><text:span text:style-name="T5">Installation et utilisation d’un antivirus</text:span><text:span text:style-name="T24"> :</text:span></text:p>
      <text:p text:style-name="P19"/>
      <text:p text:style-name="P21">L’utilisation d’internet n’étant pas sans risque au vu du développement des malwares et de différentes formes de piratage, il est primordial de protéger nos matériels informatiques, de prévenir le hacking. </text:p>
      <text:p text:style-name="P22">Plusieurs mesures doivent être prises afin de maximiser la sécurité de nos données, <text:span text:style-name="T27">à savoir l’ installation d’un antivirus ou d’un antimalware.</text:span></text:p>
      <text:p text:style-name="P22"/>
      <text:list xml:id="list4038163623" text:style-name="L17">
        <text:list-item>
          <text:p text:style-name="P63">Comment fait-on pour s’y prendre ?</text:p>
        </text:list-item>
      </text:list>
      <text:p text:style-name="P23"/>
      <text:p text:style-name="P24">Déjà il faut préciser qu’un antivirus n’est pas un antimalware, par contre un antimalware peut inclure un antivirus. <text:span text:style-name="T28">Il est ainsi mieux de s’équiper directement d’un antimalware, ses fonctionnalités étant plus complètes, donc plus efficace pour lutter contre tout type de menaces.</text:span></text:p>
      <text:p text:style-name="P24"/>
      <text:p text:style-name="P25">Dans l’ idéal, il est suggér<text:span text:style-name="T29">é</text:span> d’opter pour les antimalwares payants, qui offrent une meilleure qualité de service et une meilleure garantie de sécurité. Il existe néanmoins des logiciels gratuits qui assurent également la protection des appareils, seulement leurs fonctionnalités sont réduites comparées à celles des versions payantes. </text:p>
      <text:p text:style-name="P25"/>
      <text:p text:style-name="P26">Selon les comparaisons fournies par différents sites, Bitdefender est l’un des meilleurs antimalware <text:s/>payant en 2023 , voire le premier sur le podium, et Avast One celui des logiciels gratuits. </text:p>
      <text:p text:style-name="P24"/>
      <text:p text:style-name="P24"/>
      <text:list xml:id="list3299905821" text:style-name="L18">
        <text:list-item>
          <text:p text:style-name="P64">Comment installer un antivirus/un antimalware ?</text:p>
        </text:list-item>
      </text:list>
      <text:p text:style-name="P24"/>
      <text:p text:style-name="P27">L’installation d’un antivirus peut va<text:span text:style-name="T30">rier en fonction des appareils utilisés, mais aussi selon le système d’exploitation. </text:span></text:p>
      <text:p text:style-name="P27"/>
      <text:p text:style-name="P28">Pour les ordinateurs sous Windows, on se rend directement sur le site officiel du logiciel en question pour le téléchargement, ensuite exécuter le programme et suivre les instructions.</text:p>
      <text:p text:style-name="P28">Quant aux ordinateurs sous Mac ou Linux, on peut télécharger un antimalware, seulement ces systèmes intègrent déjà des <text:span text:style-name="T31">logiciels de sécurité qui sont privilégiés. Pour installer des antimalwares tiers, ce sera la même procédure que sur Windows pour les Macs, et en fonction de la distribution Linux pour les Linux. </text:span></text:p>
      <text:p text:style-name="P28"/>
      <text:p text:style-name="P30">Concernant les appareils mobiles, <text:span text:style-name="T32">cela va dépendre également du SE. Pour les Android, il suffit de se rendre sur le store du mobile pour choisir et télécharger l’antimalware, ensuite l’installer. Pour les iOS, ce sont des systèmes suffisamment sécurisés. Apple a décidé de restreindre l’utilisation d’antivirus sur les iPhones et iPad, , mais comme on dit, on n’est jamais trop sécurisé ni trop prudent, il est ainsi possible de faire appel à d’ autres applications de sécurité qui sont disponibles sur l’Apple Store. <text:s/></text:span></text:p>
      <text:p text:style-name="P29"/>
      <text:p text:style-name="P31">En exemple, nous allons voir comment installer <text:span text:style-name="T33">et utiliser </text:span>Bitdefender : </text:p>
      <text:p text:style-name="P31"/>
      <text:list xml:id="list2617474911" text:style-name="L19">
        <text:list-item>
          <text:list>
            <text:list-item>
              <text:list>
                <text:list-item>
                  <text:p text:style-name="P65">Sur un ordinateur :</text:p>
                </text:list-item>
              </text:list>
            </text:list-item>
          </text:list>
        </text:list-item>
      </text:list>
      <text:list xml:id="list2089114047" text:style-name="L20">
        <text:list-item>
          <text:p text:style-name="P66">Se rendre sur <text:a xlink:type="simple" xlink:href="https://www.bitdefender.fr/" text:style-name="Internet_20_link" text:visited-style-name="Visited_20_Internet_20_Link">le site officiel</text:a> du logiciel </text:p>
        </text:list-item>
        <text:list-item>
          <text:p text:style-name="P67">Choisir entre les formules proposées en fonction de nos attentes</text:p>
        </text:list-item>
        <text:list-item>
          <text:p text:style-name="P67">Suivre les différentes étapes de l’achat</text:p>
        </text:list-item>
        <text:list-item>
          <text:p text:style-name="P67">Télécharger le programme</text:p>
        </text:list-item>
        <text:list-item>
          <text:p text:style-name="P67">Exécuter le programme d’installation puis suivre les instructions </text:p>
        </text:list-item>
        <text:list-item>
          <text:p text:style-name="P67"><text:soft-page-break/>Configurer les paramètres du logiciel (Généralement, il y a déjà un guide au lancement du logiciel pour nous indiquer toutes les fonctionnalités proposées)</text:p>
        </text:list-item>
        <text:list-item>
          <text:p text:style-name="P67">Lancer une analyse <text:span text:style-name="T34">depuis l’interface de Bitdefender</text:span></text:p>
        </text:list-item>
        <text:list-item>
          <text:p text:style-name="P69">Configurer les horaires d’analyse pour que ça soit automatique</text:p>
        </text:list-item>
      </text:list>
      <text:p text:style-name="P33"/>
      <text:list xml:id="list3759908557" text:style-name="L21">
        <text:list-item>
          <text:list>
            <text:list-item>
              <text:list>
                <text:list-item>
                  <text:list>
                    <text:list-item>
                      <text:p text:style-name="P70">Sur un appareil mobile </text:p>
                    </text:list-item>
                  </text:list>
                </text:list-item>
              </text:list>
            </text:list-item>
          </text:list>
        </text:list-item>
      </text:list>
      <text:list xml:id="list3632772038" text:style-name="L22">
        <text:list-item>
          <text:p text:style-name="P71"><text:s/><text:span text:style-name="T35">Rechercher l’application Bitdefender sur le store du mobile</text:span></text:p>
        </text:list-item>
        <text:list-item>
          <text:p text:style-name="P73">Cliquer sur « Installer » ou « Obtenir »</text:p>
        </text:list-item>
        <text:list-item>
          <text:p text:style-name="P73">Ouvrir l’application et suivre les instructions sur l’écran</text:p>
        </text:list-item>
        <text:list-item>
          <text:p text:style-name="P68">Configurer <text:span text:style-name="T35">l’application en suivant les étapes proposées et selon le paramétrage souhaité</text:span></text:p>
        </text:list-item>
        <text:list-item>
          <text:p text:style-name="P73">Lancer une première analyse </text:p>
        </text:list-item>
        <text:list-item>
          <text:p text:style-name="P72">Configurer les horaires d’analyse pour que ça soit automatique</text:p>
        </text:list-item>
      </text:list>
      <text:p text:style-name="P34"/>
      <text:p text:style-name="P35">Il est à noter que les fonctionnalités de Bitdefender sur les iOS sont <text:span text:style-name="T36">restreintes par rapport à celles sur Android en raison des limitations imposées par Apple. </text:span></text:p>
      <text:p text:style-name="P33"/>
      <text:p text:style-name="P33"/>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4T14:40:34.591000000</meta:creation-date>
    <dc:date>2023-10-31T12:05:50.107000000</dc:date>
    <meta:editing-duration>P3DT8H48M20S</meta:editing-duration>
    <meta:editing-cycles>73</meta:editing-cycles>
    <meta:generator>Trio_Office/6.2.8.2$Windows_x86 LibreOffice_project/</meta:generator>
    <meta:document-statistic meta:table-count="0" meta:image-count="0" meta:object-count="0" meta:page-count="4" meta:paragraph-count="90" meta:word-count="1169" meta:character-count="7401" meta:non-whitespace-character-count="6201"/>
  </office:meta>
</office:document-meta>
</file>